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Paragraphedeliste" style:list-style-name="LFO1" style:family="paragraph"/>
    <style:style style:name="P3" style:parent-style-name="Normal" style:family="paragraph">
      <style:paragraph-properties fo:text-indent="0.4916in"/>
    </style:style>
  </office:automatic-styles>
  <office:body>
    <office:text text:use-soft-page-breaks="true">
      <text:p text:style-name="P1">Journal de bord Stage</text:p>
      <text:p text:style-name="Normal">03/04/2018</text:p>
      <text:p text:style-name="Normal">Réception Matériel Informatique, Préparation et configuration ordinateur portable pour nouveau salarier + configuration du nouvel ordinateur portable<text:s/></text:p>
      <text:p text:style-name="Normal">Réception Cahier de charges /Charte informatique + Lecture + Interaction (question)</text:p>
      <text:p text:style-name="Normal">Début d’idées avec analyse (Points forts Points faibles Points critiques solution)<text:s/></text:p>
      <text:p text:style-name="Normal"/>
      <text:p text:style-name="Normal">04/04/2018</text:p>
      <text:p text:style-name="Normal">Création et initialisation d’un dépôts git<text:s/></text:p>
      <text:p text:style-name="Normal">Création du Journal de bord ainsi que la création d’une ébauche de rapport de stage<text:s/></text:p>
      <text:p text:style-name="Normal">Recherche de solution déjà existante (pour source d’inspiration)</text:p>
      <text:p text:style-name="Normal">// prévision (Création d’un planning prévisionnel (Project libre))</text:p>
      <text:p text:style-name="Normal">Plus suite idées</text:p>
      <text:p text:style-name="Normal">Déplacement professionnel pour création compte Microsoft et installation de skype (rethondes ) + découverte deuxième lieu de travail<text:s/></text:p>
      <text:list text:style-name="LFO1" text:continue-numbering="true">
        <text:list-item>
          <text:p text:style-name="P2">Création de compte rendu de création des comptes pour archives<text:s/></text:p>
        </text:list-item>
      </text:list>
      <text:p text:style-name="Normal"/>
      <text:p text:style-name="Normal">05/04/2018</text:p>
      <text:p text:style-name="Normal">Impression compte rendu de création des comptes Microsoft<text:s/></text:p>
      <text:p text:style-name="Normal">Installation des logiciels nécessaire au<text:s/>développement (Atom, Easyphp/hpMyAdmin, ProjectLibre) pendant le temps de l’installation des logiciels rédaction de l’introduction du rapport<text:s/></text:p>
      <text:p text:style-name="Normal">Recherche de solution déjà existante (pour source d’inspiration)</text:p>
      <text:p text:style-name="Normal"/>
      <text:p text:style-name="Normal">06/04/2018</text:p>
      <text:p text:style-name="Normal">Création d’un compte Always data<text:s/>pour Bases de Données<text:s/></text:p>
      <text:p text:style-name="P3">|=&gt; création du fichier ConnexionBDD pour établir la connexion entre Always et PhpMyAdmin<text:s/></text:p>
      <text:p text:style-name="Normal">Recherche de devis pour Skype entreprise ou logiciel équivalent permettant de faire de la Visio conférence suite à l’installation effectuer le<text:s/>04/04 pour résoudre un problème de présence<text:s/></text:p>
      <text:p text:style-name="Normal">Réalisation d’un planning prévisionnel</text:p>
      <text:p text:style-name="Normal"/>
      <text:p text:style-name="Normal"/>
      <text:p text:style-name="Normal"/>
      <text:p text:style-name="Normal"/>
      <text:soft-page-break/>
      <text:p text:style-name="Normal">09/04/2018<text:s/></text:p>
      <text:p text:style-name="Normal">Changement de bureau, quitte service informatique car trop petit pour travailler a deux<text:s/></text:p>
      <text:p text:style-name="Normal">Installation bureau d’Hervé Watel<text:s/></text:p>
      <text:p text:style-name="Normal">Suivie d’une réunion de service qui c’est fini à 12h40 du coup décalage heure de repas<text:s/></text:p>
      <text:p text:style-name="Normal">Apres midi à l’administration pour compréhension du besoin Et définition de la solution la plus optimiser<text:s/></text:p>
      <text:p text:style-name="Normal"/>
      <text:p text:style-name="Normal">10/04/2018</text:p>
      <text:p text:style-name="Normal">Réalisation du maquettage via NinjaMok pour présentation de la solution retenu Mercredi<text:s/></text:p>
      <text:p text:style-name="Normal">Cette présentation a pour but de pouvoir faire un débriefing vendredi après la présentation d’une solution par l’entreprise Up<text:s/>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giaire4</meta:initial-creator>
    <dc:creator>Stagiaire4</dc:creator>
    <meta:creation-date>2018-04-04T08:50:00Z</meta:creation-date>
    <dc:date>2018-04-10T14:07:00Z</dc:date>
    <meta:template xlink:href="Normal" xlink:type="simple"/>
    <meta:editing-cycles>12</meta:editing-cycles>
    <meta:editing-duration>PT59280S</meta:editing-duration>
    <meta:document-statistic meta:page-count="2" meta:paragraph-count="4" meta:word-count="325" meta:character-count="2112" meta:row-count="14" meta:non-whitespace-character-count="1791"/>
  </office:meta>
</office:document-meta>
</file>